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あらすじ">
            <text:p>あらすじ</text:p>
          </table:table-cell>
          <table:table-cell office:value-type="string" office:value="あらすじ">
            <text:p>あらすじ</text:p>
          </table:table-cell>
          <table:table-cell office:value-type="string" office:value="plot, storyline">
            <text:p>plot, story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映画はどんなあらすじですか。">
            <text:p>その映画はどんなあらすじですか。</text:p>
          </table:table-cell>
          <table:table-cell office:value-type="string" office:value="その えいが は どんな あらすじ です か。">
            <text:p>その えいが は どんな あらすじ です か。</text:p>
          </table:table-cell>
          <table:table-cell office:value-type="string" office:value="What's the storyline of the movie?">
            <text:p>What's the storyline of the movi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い表す">
            <text:p>言い表す</text:p>
          </table:table-cell>
          <table:table-cell office:value-type="string" office:value="いいあらわす">
            <text:p>いいあらわす</text:p>
          </table:table-cell>
          <table:table-cell office:value-type="string" office:value="express in words">
            <text:p>express in word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気持ちをうまく言い表せません。">
            <text:p>この気持ちをうまく言い表せません。</text:p>
          </table:table-cell>
          <table:table-cell office:value-type="string" office:value="この きもち を うまく いいあらわせません。">
            <text:p>この きもち を うまく いいあらわせません。</text:p>
          </table:table-cell>
          <table:table-cell office:value-type="string" office:value="I can't express this feeling well.">
            <text:p>I can't express this feeling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っぺんに">
            <text:p>いっぺんに</text:p>
          </table:table-cell>
          <table:table-cell office:value-type="string" office:value="いっぺんに">
            <text:p>いっぺんに</text:p>
          </table:table-cell>
          <table:table-cell office:value-type="string" office:value="all at once, in a sweep">
            <text:p>all at once, in a sweep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春はいっぺんに花が咲く。">
            <text:p>春はいっぺんに花が咲く。</text:p>
          </table:table-cell>
          <table:table-cell office:value-type="string" office:value="はる は いっぺん に はな が さく。">
            <text:p>はる は いっぺん に はな が さく。</text:p>
          </table:table-cell>
          <table:table-cell office:value-type="string" office:value="Flowers bloom all at once in spring.">
            <text:p>Flowers bloom all at once in sp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ウィークエンド">
            <text:p>ウィークエンド</text:p>
          </table:table-cell>
          <table:table-cell office:value-type="string" office:value="ウィークエンド">
            <text:p>ウィークエンド</text:p>
          </table:table-cell>
          <table:table-cell office:value-type="string" office:value="weekend (loan word)">
            <text:p>weekend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度のウィークエンドは映画を見ます。">
            <text:p>今度のウィークエンドは映画を見ます。</text:p>
          </table:table-cell>
          <table:table-cell office:value-type="string" office:value="こんど の ウィークエンド は えいが を みます。">
            <text:p>こんど の ウィークエンド は えいが を みます。</text:p>
          </table:table-cell>
          <table:table-cell office:value-type="string" office:value="I'm going to watch a movie this weekend.">
            <text:p>I'm going to watch a movie this week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裏表">
            <text:p>裏表</text:p>
          </table:table-cell>
          <table:table-cell office:value-type="string" office:value="うらおもて">
            <text:p>うらおもて</text:p>
          </table:table-cell>
          <table:table-cell office:value-type="string" office:value="inside-out, front and back">
            <text:p>inside-out, front and ba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シャツを裏表に着ていますよ。">
            <text:p>シャツを裏表に着ていますよ。</text:p>
          </table:table-cell>
          <table:table-cell office:value-type="string" office:value="シャツ を うらおもて に きて います よ。">
            <text:p>シャツ を うらおもて に きて います よ。</text:p>
          </table:table-cell>
          <table:table-cell office:value-type="string" office:value="You are wearing your shirt inside-out.">
            <text:p>You are wearing your shirt inside-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歳暮">
            <text:p>お歳暮</text:p>
          </table:table-cell>
          <table:table-cell office:value-type="string" office:value="おせいぼ">
            <text:p>おせいぼ</text:p>
          </table:table-cell>
          <table:table-cell office:value-type="string" office:value="year-end gift">
            <text:p>year-end gif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デパートでお歳暮を送りました。">
            <text:p>デパートでお歳暮を送りました。</text:p>
          </table:table-cell>
          <table:table-cell office:value-type="string" office:value="デパート で おせいぼ を おくりました。">
            <text:p>デパート で おせいぼ を おくりました。</text:p>
          </table:table-cell>
          <table:table-cell office:value-type="string" office:value="I sent a year-end gift from the department store.">
            <text:p>I sent a year-end gift from the department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がさがさ">
            <text:p>がさがさ</text:p>
          </table:table-cell>
          <table:table-cell office:value-type="string" office:value="がさがさ">
            <text:p>がさがさ</text:p>
          </table:table-cell>
          <table:table-cell office:value-type="string" office:value="rustle">
            <text:p>rust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玄関でがさがさと音がしましたよ。">
            <text:p>玄関でがさがさと音がしましたよ。</text:p>
          </table:table-cell>
          <table:table-cell office:value-type="string" office:value="げんかん で がさがさ と おと が しました よ。">
            <text:p>げんかん で がさがさ と おと が しました よ。</text:p>
          </table:table-cell>
          <table:table-cell office:value-type="string" office:value="I heard a rustling sound at the entrance door.">
            <text:p>I heard a rustling sound at the entrance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がぶがぶ">
            <text:p>がぶがぶ</text:p>
          </table:table-cell>
          <table:table-cell office:value-type="string" office:value="がぶがぶ">
            <text:p>がぶがぶ</text:p>
          </table:table-cell>
          <table:table-cell office:value-type="string" office:value="guzzling, gulping">
            <text:p>guzzling, gulp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水をがぶがぶ飲んだんだ。">
            <text:p>彼は水をがぶがぶ飲んだんだ。</text:p>
          </table:table-cell>
          <table:table-cell office:value-type="string" office:value="かれ は みず を がぶがぶ のんだ ん だ。">
            <text:p>かれ は みず を がぶがぶ のんだ ん だ。</text:p>
          </table:table-cell>
          <table:table-cell office:value-type="string" office:value="He gulped down water.">
            <text:p>He gulped down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れ">
            <text:p>きれ</text:p>
          </table:table-cell>
          <table:table-cell office:value-type="string" office:value="きれ">
            <text:p>きれ</text:p>
          </table:table-cell>
          <table:table-cell office:value-type="string" office:value="a cut of cloth">
            <text:p>a cut of clo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余ったきれで人形を作りましょう。">
            <text:p>余ったきれで人形を作りましょう。</text:p>
          </table:table-cell>
          <table:table-cell office:value-type="string" office:value="あまった きれ で にんぎょう を つくりましょう。">
            <text:p>あまった きれ で にんぎょう を つくりましょう。</text:p>
          </table:table-cell>
          <table:table-cell office:value-type="string" office:value="Let's make a doll from the extra cloth.">
            <text:p>Let's make a doll from the extra clo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名">
            <text:p>国名</text:p>
          </table:table-cell>
          <table:table-cell office:value-type="string" office:value="こくめい">
            <text:p>こくめい</text:p>
          </table:table-cell>
          <table:table-cell office:value-type="string" office:value="country name">
            <text:p>country n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アジアの国名をいくつ知っていますか。">
            <text:p>アジアの国名をいくつ知っていますか。</text:p>
          </table:table-cell>
          <table:table-cell office:value-type="string" office:value="アジア の こくめい を いくつ しって います か。">
            <text:p>アジア の こくめい を いくつ しって います か。</text:p>
          </table:table-cell>
          <table:table-cell office:value-type="string" office:value="How many country names in Asia do you know?">
            <text:p>How many country names in Asia do you know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間割り">
            <text:p>時間割り</text:p>
          </table:table-cell>
          <table:table-cell office:value-type="string" office:value="じかんわり">
            <text:p>じかんわり</text:p>
          </table:table-cell>
          <table:table-cell office:value-type="string" office:value="time schedule, timetable">
            <text:p>time schedule, timetab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の授業は時間割りどおりです。">
            <text:p>明日の授業は時間割りどおりです。</text:p>
          </table:table-cell>
          <table:table-cell office:value-type="string" office:value="あした の じゅぎょう は じかんわり どおり です。">
            <text:p>あした の じゅぎょう は じかんわり どおり です。</text:p>
          </table:table-cell>
          <table:table-cell office:value-type="string" office:value="Tomorrow's class will be according to the time schedule.">
            <text:p>Tomorrow's class will be according to the time schedu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じゃぶじゃぶ">
            <text:p>じゃぶじゃぶ</text:p>
          </table:table-cell>
          <table:table-cell office:value-type="string" office:value="じゃぶじゃぶ">
            <text:p>じゃぶじゃぶ</text:p>
          </table:table-cell>
          <table:table-cell office:value-type="string" office:value="splashing, washing">
            <text:p>splashing, wash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顔をじゃぶじゃぶ洗ったの。">
            <text:p>彼は顔をじゃぶじゃぶ洗ったの。</text:p>
          </table:table-cell>
          <table:table-cell office:value-type="string" office:value="かれ は かお を じゃぶじゃぶ あらった の。">
            <text:p>かれ は かお を じゃぶじゃぶ あらった の。</text:p>
          </table:table-cell>
          <table:table-cell office:value-type="string" office:value="He washed his face vigorously.">
            <text:p>He washed his face vigorous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秋分">
            <text:p>秋分</text:p>
          </table:table-cell>
          <table:table-cell office:value-type="string" office:value="しゅうぶん">
            <text:p>しゅうぶん</text:p>
          </table:table-cell>
          <table:table-cell office:value-type="string" office:value="autumnal equinox">
            <text:p>autumnal equino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秋分の日は毎年9月23日頃です。">
            <text:p>秋分の日は毎年9月23日頃です。</text:p>
          </table:table-cell>
          <table:table-cell office:value-type="string" office:value="しゅうぶん の ひ は まいとし 9 がつ 23 にち ごろ です。">
            <text:p>しゅうぶん の ひ は まいとし 9 がつ 23 にち ごろ です。</text:p>
          </table:table-cell>
          <table:table-cell office:value-type="string" office:value="The Autumnal Equinox Day is around September 23rd every year.">
            <text:p>The Autumnal Equinox Day is around September 23rd every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春夏秋冬">
            <text:p>春夏秋冬</text:p>
          </table:table-cell>
          <table:table-cell office:value-type="string" office:value="しゅんかしゅうとう">
            <text:p>しゅんかしゅうとう</text:p>
          </table:table-cell>
          <table:table-cell office:value-type="string" office:value="four seasons">
            <text:p>four seas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春夏秋冬の移り変わりを見るのが大好きです。">
            <text:p>春夏秋冬の移り変わりを見るのが大好きです。</text:p>
          </table:table-cell>
          <table:table-cell office:value-type="string" office:value="しゅんかしゅうとう の うつりかわり を みる の が だいすき です。">
            <text:p>しゅんかしゅうとう の うつりかわり を みる の が だいすき です。</text:p>
          </table:table-cell>
          <table:table-cell office:value-type="string" office:value="I love to see how four seasons change.">
            <text:p>I love to see how four seasons chan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春分">
            <text:p>春分</text:p>
          </table:table-cell>
          <table:table-cell office:value-type="string" office:value="しゅんぶん">
            <text:p>しゅんぶん</text:p>
          </table:table-cell>
          <table:table-cell office:value-type="string" office:value="vernal equinox">
            <text:p>vernal equino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春分の日は毎年3月20日頃です。">
            <text:p>春分の日は毎年3月20日頃です。</text:p>
          </table:table-cell>
          <table:table-cell office:value-type="string" office:value="しゅんぶん の ひ は まいとし 3 がつ はつか ごろ です。">
            <text:p>しゅんぶん の ひ は まいとし 3 がつ はつか ごろ です。</text:p>
          </table:table-cell>
          <table:table-cell office:value-type="string" office:value="The Vernal Equinox Day is around March 20th every year.">
            <text:p>The Vernal Equinox Day is around March 20th every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女性的">
            <text:p>女性的</text:p>
          </table:table-cell>
          <table:table-cell office:value-type="string" office:value="じょせいてき">
            <text:p>じょせいてき</text:p>
          </table:table-cell>
          <table:table-cell office:value-type="string" office:value="feminine, womanly">
            <text:p>feminine, womanl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言葉遣いが少し女性的だね。">
            <text:p>彼は言葉遣いが少し女性的だね。</text:p>
          </table:table-cell>
          <table:table-cell office:value-type="string" office:value="かれ は ことば づかい が すこし じょせいてき だ ね。">
            <text:p>かれ は ことば づかい が すこし じょせいてき だ ね。</text:p>
          </table:table-cell>
          <table:table-cell office:value-type="string" office:value="His way of talking is a little feminine.">
            <text:p>His way of talking is a little femin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師走">
            <text:p>師走</text:p>
          </table:table-cell>
          <table:table-cell office:value-type="string" office:value="しわす">
            <text:p>しわす</text:p>
          </table:table-cell>
          <table:table-cell office:value-type="string" office:value="December">
            <text:p>Dece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師走に入ると忙しくなります。">
            <text:p>師走に入ると忙しくなります。</text:p>
          </table:table-cell>
          <table:table-cell office:value-type="string" office:value="しわす に はいる と いそがしく なります。">
            <text:p>しわす に はいる と いそがしく なります。</text:p>
          </table:table-cell>
          <table:table-cell office:value-type="string" office:value="We all get busy in December.">
            <text:p>We all get busy in Decem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ちょうちょう">
            <text:p>ちょうちょう</text:p>
          </table:table-cell>
          <table:table-cell office:value-type="string" office:value="ちょうちょう">
            <text:p>ちょうちょう</text:p>
          </table:table-cell>
          <table:table-cell office:value-type="string" office:value="butterfly">
            <text:p>butterfl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見て、きれいなちょうちょうが飛んでいる。">
            <text:p>見て、きれいなちょうちょうが飛んでいる。</text:p>
          </table:table-cell>
          <table:table-cell office:value-type="string" office:value="みて、きれいな ちょうちょう が とんで いる。">
            <text:p>みて、きれいな ちょうちょう が とんで いる。</text:p>
          </table:table-cell>
          <table:table-cell office:value-type="string" office:value="Look, there's a beautiful butterfly flying.">
            <text:p>Look, there's a beautiful butterfly fl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月夜">
            <text:p>月夜</text:p>
          </table:table-cell>
          <table:table-cell office:value-type="string" office:value="つきよ">
            <text:p>つきよ</text:p>
          </table:table-cell>
          <table:table-cell office:value-type="string" office:value="moonlit night">
            <text:p>moonlit n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散歩にいい月夜ですね。">
            <text:p>散歩にいい月夜ですね。</text:p>
          </table:table-cell>
          <table:table-cell office:value-type="string" office:value="さんぽ に いい つきよ です ね。">
            <text:p>さんぽ に いい つきよ です ね。</text:p>
          </table:table-cell>
          <table:table-cell office:value-type="string" office:value="It's a good moonlit night for a stroll.">
            <text:p>It's a good moonlit night for a stro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漬物">
            <text:p>漬物</text:p>
          </table:table-cell>
          <table:table-cell office:value-type="string" office:value="つけもの">
            <text:p>つけもの</text:p>
          </table:table-cell>
          <table:table-cell office:value-type="string" office:value="pickle, pickled vegetable">
            <text:p>pickle, pickled vegetab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母は漬物を自分で作ります。">
            <text:p>祖母は漬物を自分で作ります。</text:p>
          </table:table-cell>
          <table:table-cell office:value-type="string" office:value="そぼ は つけもの を じぶん で つくります。">
            <text:p>そぼ は つけもの を じぶん で つくります。</text:p>
          </table:table-cell>
          <table:table-cell office:value-type="string" office:value="My grandmother makes her own pickles.">
            <text:p>My grandmother makes her own pick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包み紙">
            <text:p>包み紙</text:p>
          </table:table-cell>
          <table:table-cell office:value-type="string" office:value="つつみがみ">
            <text:p>つつみがみ</text:p>
          </table:table-cell>
          <table:table-cell office:value-type="string" office:value="wrapping paper">
            <text:p>wrapping pa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包み紙はたたんでください。">
            <text:p>包み紙はたたんでください。</text:p>
          </table:table-cell>
          <table:table-cell office:value-type="string" office:value="つつみ がみ は たたんで ください。">
            <text:p>つつみ がみ は たたんで ください。</text:p>
          </table:table-cell>
          <table:table-cell office:value-type="string" office:value="Please make sure to fold the wrapping paper.">
            <text:p>Please make sure to fold the wrapping 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ばめ">
            <text:p>つばめ</text:p>
          </table:table-cell>
          <table:table-cell office:value-type="string" office:value="つばめ">
            <text:p>つばめ</text:p>
          </table:table-cell>
          <table:table-cell office:value-type="string" office:value="swallow">
            <text:p>swall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つばめが飛んでいますね。">
            <text:p>つばめが飛んでいますね。</text:p>
          </table:table-cell>
          <table:table-cell office:value-type="string" office:value="つばめ が とんで います ね。">
            <text:p>つばめ が とんで います ね。</text:p>
          </table:table-cell>
          <table:table-cell office:value-type="string" office:value="Swallows are flying.">
            <text:p>Swallows are fl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梅雨入り">
            <text:p>梅雨入り</text:p>
          </table:table-cell>
          <table:table-cell office:value-type="string" office:value="つゆいり">
            <text:p>つゆいり</text:p>
          </table:table-cell>
          <table:table-cell office:value-type="string" office:value="start of the rainy season">
            <text:p>start of the rainy seas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梅雨入りは6月17日でした。">
            <text:p>梅雨入りは6月17日でした。</text:p>
          </table:table-cell>
          <table:table-cell office:value-type="string" office:value="つゆいり は 6 がつ 17 にち でした。">
            <text:p>つゆいり は 6 がつ 17 にち でした。</text:p>
          </table:table-cell>
          <table:table-cell office:value-type="string" office:value="The rainy season started on June 17.">
            <text:p>The rainy season started on June 17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鶴">
            <text:p>鶴</text:p>
          </table:table-cell>
          <table:table-cell office:value-type="string" office:value="つる">
            <text:p>つる</text:p>
          </table:table-cell>
          <table:table-cell office:value-type="string" office:value="crane">
            <text:p>cra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湖に鶴がいますよ。">
            <text:p>湖に鶴がいますよ。</text:p>
          </table:table-cell>
          <table:table-cell office:value-type="string" office:value="みずうみ に つる が います よ。">
            <text:p>みずうみ に つる が います よ。</text:p>
          </table:table-cell>
          <table:table-cell office:value-type="string" office:value="There's a crane on the lake.">
            <text:p>There's a crane on the l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寝転ぶ">
            <text:p>寝転ぶ</text:p>
          </table:table-cell>
          <table:table-cell office:value-type="string" office:value="ねころぶ">
            <text:p>ねころぶ</text:p>
          </table:table-cell>
          <table:table-cell office:value-type="string" office:value="lie down">
            <text:p>lie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土手に寝転んで空をながめました。">
            <text:p>土手に寝転んで空をながめました。</text:p>
          </table:table-cell>
          <table:table-cell office:value-type="string" office:value="どて に ねころんで そら を ながめました。">
            <text:p>どて に ねころんで そら を ながめました。</text:p>
          </table:table-cell>
          <table:table-cell office:value-type="string" office:value="I lay down on the bank and looked at the sky.">
            <text:p>I lay down on the bank and looked at the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泣き顔">
            <text:p>泣き顔</text:p>
          </table:table-cell>
          <table:table-cell office:value-type="string" office:value="なきがお">
            <text:p>なきがお</text:p>
          </table:table-cell>
          <table:table-cell office:value-type="string" office:value="crying face">
            <text:p>crying f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泣き顔になったの。">
            <text:p>彼女は泣き顔になったの。</text:p>
          </table:table-cell>
          <table:table-cell office:value-type="string" office:value="かのじょ は なきがお に なった の。">
            <text:p>かのじょ は なきがお に なった の。</text:p>
          </table:table-cell>
          <table:table-cell office:value-type="string" office:value="She looked like she was about to cry.">
            <text:p>She looked like she was about to c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え">
            <text:p>はえ</text:p>
          </table:table-cell>
          <table:table-cell office:value-type="string" office:value="はえ">
            <text:p>はえ</text:p>
          </table:table-cell>
          <table:table-cell office:value-type="string" office:value="fly (bug)">
            <text:p>fly (bug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はえがうるさく飛んでいるね。">
            <text:p>はえがうるさく飛んでいるね。</text:p>
          </table:table-cell>
          <table:table-cell office:value-type="string" office:value="はえ が うるさく とんで いる ね。">
            <text:p>はえ が うるさく とんで いる ね。</text:p>
          </table:table-cell>
          <table:table-cell office:value-type="string" office:value="A fly is buzzing.">
            <text:p>A fly is buzz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かり">
            <text:p>はかり</text:p>
          </table:table-cell>
          <table:table-cell office:value-type="string" office:value="はかり">
            <text:p>はかり</text:p>
          </table:table-cell>
          <table:table-cell office:value-type="string" office:value="scale">
            <text:p>sca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ケーキを作るときははかりを使います。">
            <text:p>ケーキを作るときははかりを使います。</text:p>
          </table:table-cell>
          <table:table-cell office:value-type="string" office:value="ケーキ を つくる とき は はかり を つかいます 。">
            <text:p>ケーキ を つくる とき は はかり を つかいます 。</text:p>
          </table:table-cell>
          <table:table-cell office:value-type="string" office:value="I use a kitchen scale when I bake a cake.">
            <text:p>I use a kitchen scale when I bake a c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腹いっぱい">
            <text:p>腹いっぱい</text:p>
          </table:table-cell>
          <table:table-cell office:value-type="string" office:value="はらいっぱい">
            <text:p>はらいっぱい</text:p>
          </table:table-cell>
          <table:table-cell office:value-type="string" office:value="full stomach">
            <text:p>full stomac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夕食を腹いっぱい食べた。">
            <text:p>夕食を腹いっぱい食べた。</text:p>
          </table:table-cell>
          <table:table-cell office:value-type="string" office:value="ゆうしょく を はらいっぱい たべた。">
            <text:p>ゆうしょく を はらいっぱい たべた。</text:p>
          </table:table-cell>
          <table:table-cell office:value-type="string" office:value="I ate heartily at dinner.">
            <text:p>I ate heartily at din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町なか">
            <text:p>町なか</text:p>
          </table:table-cell>
          <table:table-cell office:value-type="string" office:value="まちなか">
            <text:p>まちなか</text:p>
          </table:table-cell>
          <table:table-cell office:value-type="string" office:value="in the town">
            <text:p>in the t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町なかで彼女に出会ったよ。">
            <text:p>町なかで彼女に出会ったよ。</text:p>
          </table:table-cell>
          <table:table-cell office:value-type="string" office:value="まちなか で かのじょ に であった よ。">
            <text:p>まちなか で かのじょ に であった よ。</text:p>
          </table:table-cell>
          <table:table-cell office:value-type="string" office:value="I met her in the town.">
            <text:p>I met her in the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ねる">
            <text:p>まねる</text:p>
          </table:table-cell>
          <table:table-cell office:value-type="string" office:value="まねる">
            <text:p>まねる</text:p>
          </table:table-cell>
          <table:table-cell office:value-type="string" office:value="imitate, mimic">
            <text:p>imitate, mimic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の動きをまねてください。">
            <text:p>私の動きをまねてください。</text:p>
          </table:table-cell>
          <table:table-cell office:value-type="string" office:value="わたし の うごき を まねて ください 。">
            <text:p>わたし の うごき を まねて ください 。</text:p>
          </table:table-cell>
          <table:table-cell office:value-type="string" office:value="Please imitate my move.">
            <text:p>Please imitate my mo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朝">
            <text:p>明朝</text:p>
          </table:table-cell>
          <table:table-cell office:value-type="string" office:value="みょうちょう">
            <text:p>みょうちょう</text:p>
          </table:table-cell>
          <table:table-cell office:value-type="string" office:value="tomorrow morning">
            <text:p>tomorrow mor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朝10時からまた会議です。">
            <text:p>明朝10時からまた会議です。</text:p>
          </table:table-cell>
          <table:table-cell office:value-type="string" office:value="みょうちょう 10 じ から また かいぎ です。">
            <text:p>みょうちょう 10 じ から また かいぎ です。</text:p>
          </table:table-cell>
          <table:table-cell office:value-type="string" office:value="There's another meeting at ten o'clock tomorrow morning.">
            <text:p>There's another meeting at ten o'clock tomorrow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うけ">
            <text:p>もうけ</text:p>
          </table:table-cell>
          <table:table-cell office:value-type="string" office:value="もうけ">
            <text:p>もうけ</text:p>
          </table:table-cell>
          <table:table-cell office:value-type="string" office:value="profit">
            <text:p>prof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もうけは2万円でした。">
            <text:p>今日のもうけは2万円でした。</text:p>
          </table:table-cell>
          <table:table-cell office:value-type="string" office:value="きょう の もうけ は 2 まん えん でした 。">
            <text:p>きょう の もうけ は 2 まん えん でした 。</text:p>
          </table:table-cell>
          <table:table-cell office:value-type="string" office:value="Today's profit was 20,000 yen.">
            <text:p>Today's profit was 20,000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す">
            <text:p>よす</text:p>
          </table:table-cell>
          <table:table-cell office:value-type="string" office:value="よす">
            <text:p>よす</text:p>
          </table:table-cell>
          <table:table-cell office:value-type="string" office:value="quit, stop">
            <text:p>quit, sto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人をからかうのはよしなさい。">
            <text:p>人をからかうのはよしなさい。</text:p>
          </table:table-cell>
          <table:table-cell office:value-type="string" office:value="ひと を からかう の は よしなさい。">
            <text:p>ひと を からかう の は よしなさい。</text:p>
          </table:table-cell>
          <table:table-cell office:value-type="string" office:value="Stop making fun of people.">
            <text:p>Stop making fun of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悪賢い">
            <text:p>悪賢い</text:p>
          </table:table-cell>
          <table:table-cell office:value-type="string" office:value="わるがしこい">
            <text:p>わるがしこい</text:p>
          </table:table-cell>
          <table:table-cell office:value-type="string" office:value="cunning, sly">
            <text:p>cunning, sl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悪賢い男だな。">
            <text:p>彼は悪賢い男だな。</text:p>
          </table:table-cell>
          <table:table-cell office:value-type="string" office:value="かれ は わるがしこい おとこ だ な。">
            <text:p>かれ は わるがしこい おとこ だ な。</text:p>
          </table:table-cell>
          <table:table-cell office:value-type="string" office:value="He's a cunning man.">
            <text:p>He's a cunning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中元">
            <text:p>お中元</text:p>
          </table:table-cell>
          <table:table-cell office:value-type="string" office:value="おちゅうげん">
            <text:p>おちゅうげん</text:p>
          </table:table-cell>
          <table:table-cell office:value-type="string" office:value="mid-year gift, summer gift">
            <text:p>mid-year gift, summer gif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中元にビールが届きました。">
            <text:p>お中元にビールが届きました。</text:p>
          </table:table-cell>
          <table:table-cell office:value-type="string" office:value="おちゅうげん に ビール が とどきました。">
            <text:p>おちゅうげん に ビール が とどきました。</text:p>
          </table:table-cell>
          <table:table-cell office:value-type="string" office:value="We received some beer as a summer gift.">
            <text:p>We received some beer as a summer gi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らりと">
            <text:p>きらりと</text:p>
          </table:table-cell>
          <table:table-cell office:value-type="string" office:value="きらりと">
            <text:p>きらりと</text:p>
          </table:table-cell>
          <table:table-cell office:value-type="string" office:value="sparklingly, glittering">
            <text:p>sparklingly, glitter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ダイヤモンドがきらりと光った。">
            <text:p>ダイヤモンドがきらりと光った。</text:p>
          </table:table-cell>
          <table:table-cell office:value-type="string" office:value="ダイヤモンド が きらり と ひかった。">
            <text:p>ダイヤモンド が きらり と ひかった。</text:p>
          </table:table-cell>
          <table:table-cell office:value-type="string" office:value="The diamond glittered.">
            <text:p>The diamond glitte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ごくんと">
            <text:p>ごくんと</text:p>
          </table:table-cell>
          <table:table-cell office:value-type="string" office:value="ごくんと">
            <text:p>ごくんと</text:p>
          </table:table-cell>
          <table:table-cell office:value-type="string" office:value="in one gulp">
            <text:p>in one gulp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薬をごくんと飲み込んだんだ。">
            <text:p>薬をごくんと飲み込んだんだ。</text:p>
          </table:table-cell>
          <table:table-cell office:value-type="string" office:value="くすり を ごくん と のみこんだ ん だ。">
            <text:p>くすり を ごくん と のみこんだ ん だ。</text:p>
          </table:table-cell>
          <table:table-cell office:value-type="string" office:value="I swallowed the medicine in one gulp.">
            <text:p>I swallowed the medicine in one gul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ぴょんと">
            <text:p>ぴょんと</text:p>
          </table:table-cell>
          <table:table-cell office:value-type="string" office:value="ぴょんと">
            <text:p>ぴょんと</text:p>
          </table:table-cell>
          <table:table-cell office:value-type="string" office:value="(jump or hop) lightly">
            <text:p>(jump or hop) ligh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子供が水たまりをぴょんと飛びこえたね。">
            <text:p>子供が水たまりをぴょんと飛びこえたね。</text:p>
          </table:table-cell>
          <table:table-cell office:value-type="string" office:value="こども が みずたまり を ぴょん と とびこえた ね。">
            <text:p>こども が みずたまり を ぴょん と とびこえた ね。</text:p>
          </table:table-cell>
          <table:table-cell office:value-type="string" office:value="A child jumped over the puddle.">
            <text:p>A child jumped over the pudd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らりと">
            <text:p>ひらりと</text:p>
          </table:table-cell>
          <table:table-cell office:value-type="string" office:value="ひらりと">
            <text:p>ひらりと</text:p>
          </table:table-cell>
          <table:table-cell office:value-type="string" office:value="in a fluttering motion">
            <text:p>in a fluttering moti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桜の花びらがひらりと舞い落ちたな。">
            <text:p>桜の花びらがひらりと舞い落ちたな。</text:p>
          </table:table-cell>
          <table:table-cell office:value-type="string" office:value="さくら の はなびら が ひらり と まいおちた な。">
            <text:p>さくら の はなびら が ひらり と まいおちた な。</text:p>
          </table:table-cell>
          <table:table-cell office:value-type="string" office:value="Cherry blossom petals softly fluttered down.">
            <text:p>Cherry blossom petals softly fluttered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うじき">
            <text:p>もうじき</text:p>
          </table:table-cell>
          <table:table-cell office:value-type="string" office:value="もうじき">
            <text:p>もうじき</text:p>
          </table:table-cell>
          <table:table-cell office:value-type="string" office:value="soon">
            <text:p>so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もうじき父親になります。">
            <text:p>彼はもうじき父親になります。</text:p>
          </table:table-cell>
          <table:table-cell office:value-type="string" office:value="かれ は もうじき ちちおや に なります。">
            <text:p>かれ は もうじき ちちおや に なります。</text:p>
          </table:table-cell>
          <table:table-cell office:value-type="string" office:value="He'll soon become a father.">
            <text:p>He'll soon become a f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外">
            <text:p>市外</text:p>
          </table:table-cell>
          <table:table-cell office:value-type="string" office:value="しがい">
            <text:p>しがい</text:p>
          </table:table-cell>
          <table:table-cell office:value-type="string" office:value="outside the city">
            <text:p>outside the 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は市外の病院に通っているの。">
            <text:p>祖父は市外の病院に通っているの。</text:p>
          </table:table-cell>
          <table:table-cell office:value-type="string" office:value="そふ は しがい の びょういん に かよって いる の。">
            <text:p>そふ は しがい の びょういん に かよって いる の。</text:p>
          </table:table-cell>
          <table:table-cell office:value-type="string" office:value="My grandfather goes to a hospital outside the city.">
            <text:p>My grandfather goes to a hospital outside the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喜ばす">
            <text:p>喜ばす</text:p>
          </table:table-cell>
          <table:table-cell office:value-type="string" office:value="よろこばす">
            <text:p>よろこばす</text:p>
          </table:table-cell>
          <table:table-cell office:value-type="string" office:value="please, make (someone) happy">
            <text:p>please, make (someone) happ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人を喜ばすのが大好きです。">
            <text:p>私は人を喜ばすのが大好きです。</text:p>
          </table:table-cell>
          <table:table-cell office:value-type="string" office:value="わたし は ひと を よろこばす の が だいすき です。">
            <text:p>わたし は ひと を よろこばす の が だいすき です。</text:p>
          </table:table-cell>
          <table:table-cell office:value-type="string" office:value="I love to make people happy.">
            <text:p>I love to make people hap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川">
            <text:p>小川</text:p>
          </table:table-cell>
          <table:table-cell office:value-type="string" office:value="おがわ">
            <text:p>おがわ</text:p>
          </table:table-cell>
          <table:table-cell office:value-type="string" office:value="stream, brook">
            <text:p>stream, broo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川がさらさら流れています。">
            <text:p>小川がさらさら流れています。</text:p>
          </table:table-cell>
          <table:table-cell office:value-type="string" office:value="おがわ が さらさら ながれて います。">
            <text:p>おがわ が さらさら ながれて います。</text:p>
          </table:table-cell>
          <table:table-cell office:value-type="string" office:value="The stream is flowing smoothly.">
            <text:p>The stream is flowing smooth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れる">
            <text:p>知れる</text:p>
          </table:table-cell>
          <table:table-cell office:value-type="string" office:value="しれる">
            <text:p>しれる</text:p>
          </table:table-cell>
          <table:table-cell office:value-type="string" office:value="become known, be found out">
            <text:p>become known, be found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他人に知れるとまずいことになるわね。">
            <text:p>他人に知れるとまずいことになるわね。</text:p>
          </table:table-cell>
          <table:table-cell office:value-type="string" office:value="たにん に しれる と まずい こと に なる わ ね。">
            <text:p>たにん に しれる と まずい こと に なる わ ね。</text:p>
          </table:table-cell>
          <table:table-cell office:value-type="string" office:value="We'd be in trouble if people found out about it.">
            <text:p>We'd be in trouble if people found out about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向に">
            <text:p>一向に</text:p>
          </table:table-cell>
          <table:table-cell office:value-type="string" office:value="いっこうに">
            <text:p>いっこうに</text:p>
          </table:table-cell>
          <table:table-cell office:value-type="string" office:value="absolutely (not) (formal, mainly in written)">
            <text:p>absolutely (not) (formal, mainly in written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一向に興味を示さないの。">
            <text:p>彼は一向に興味を示さないの。</text:p>
          </table:table-cell>
          <table:table-cell office:value-type="string" office:value="かれ は いっこう に きょうみ を しめさない の。">
            <text:p>かれ は いっこう に きょうみ を しめさない の。</text:p>
          </table:table-cell>
          <table:table-cell office:value-type="string" office:value="He shows absolutely no interest.">
            <text:p>He shows absolutely no inte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きりに">
            <text:p>しきりに</text:p>
          </table:table-cell>
          <table:table-cell office:value-type="string" office:value="しきりに">
            <text:p>しきりに</text:p>
          </table:table-cell>
          <table:table-cell office:value-type="string" office:value="repeatedly, constantly">
            <text:p>repeatedly, constan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しきりに時計を気にしていた。">
            <text:p>彼はしきりに時計を気にしていた。</text:p>
          </table:table-cell>
          <table:table-cell office:value-type="string" office:value="かれ は しきり に とけい を きにして いた。">
            <text:p>かれ は しきり に とけい を きにして いた。</text:p>
          </table:table-cell>
          <table:table-cell office:value-type="string" office:value="He was constantly looking at the clock.">
            <text:p>He was constantly looking at the 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代わる代わる">
            <text:p>代わる代わる</text:p>
          </table:table-cell>
          <table:table-cell office:value-type="string" office:value="かわるがわる">
            <text:p>かわるがわる</text:p>
          </table:table-cell>
          <table:table-cell office:value-type="string" office:value="by turns, in turn">
            <text:p>by turns, in tur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みんなが代わる代わる彼らを祝福したよ。">
            <text:p>みんなが代わる代わる彼らを祝福したよ。</text:p>
          </table:table-cell>
          <table:table-cell office:value-type="string" office:value="みんな が かわるがわる かれら を しゅくふく した よ。">
            <text:p>みんな が かわるがわる かれら を しゅくふく した よ。</text:p>
          </table:table-cell>
          <table:table-cell office:value-type="string" office:value="Everyone congratulated them by turns.">
            <text:p>Everyone congratulated them by tur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木の葉">
            <text:p>木の葉</text:p>
          </table:table-cell>
          <table:table-cell office:value-type="string" office:value="このは">
            <text:p>このは</text:p>
          </table:table-cell>
          <table:table-cell office:value-type="string" office:value="tree leaves">
            <text:p>tree leav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秋には木の葉が赤くなります。">
            <text:p>秋には木の葉が赤くなります。</text:p>
          </table:table-cell>
          <table:table-cell office:value-type="string" office:value="あき に は このは が あかく なります。">
            <text:p>あき に は このは が あかく なります。</text:p>
          </table:table-cell>
          <table:table-cell office:value-type="string" office:value="Tree leaves turn red in autumn.">
            <text:p>Tree leaves turn red in autum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寄り集まる">
            <text:p>寄り集まる</text:p>
          </table:table-cell>
          <table:table-cell office:value-type="string" office:value="よりあつまる">
            <text:p>よりあつまる</text:p>
          </table:table-cell>
          <table:table-cell office:value-type="string" office:value="gather, get together">
            <text:p>gather, get togeth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ニューヨークには芸術家が寄り集まっているの。">
            <text:p>ニューヨークには芸術家が寄り集まっているの。</text:p>
          </table:table-cell>
          <table:table-cell office:value-type="string" office:value="ニューヨーク に は げいじゅつ か が よりあつまって いる の。">
            <text:p>ニューヨーク に は げいじゅつ か が よりあつまって いる の。</text:p>
          </table:table-cell>
          <table:table-cell office:value-type="string" office:value="New York is where artists come and get together.">
            <text:p>New York is where artists come and get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べん">
            <text:p>何べん</text:p>
          </table:table-cell>
          <table:table-cell office:value-type="string" office:value="なんべん">
            <text:p>なんべん</text:p>
          </table:table-cell>
          <table:table-cell office:value-type="string" office:value="(how) many times">
            <text:p>(how) many tim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映画は何べんも見ました。">
            <text:p>この映画は何べんも見ました。</text:p>
          </table:table-cell>
          <table:table-cell office:value-type="string" office:value="この えいが は なんべん も みました。">
            <text:p>この えいが は なんべん も みました。</text:p>
          </table:table-cell>
          <table:table-cell office:value-type="string" office:value="I've seen this movie many times.">
            <text:p>I've seen this movie many tim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">
            <text:p>日</text:p>
          </table:table-cell>
          <table:table-cell office:value-type="string" office:value="にち">
            <text:p>にち</text:p>
          </table:table-cell>
          <table:table-cell office:value-type="string" office:value="Japan">
            <text:p>Jap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仏の共同研究が始まった。">
            <text:p>日仏の共同研究が始まった。</text:p>
          </table:table-cell>
          <table:table-cell office:value-type="string" office:value="にち ふつ の きょうどう けんきゅう が はじまった。">
            <text:p>にち ふつ の きょうどう けんきゅう が はじまった。</text:p>
          </table:table-cell>
          <table:table-cell office:value-type="string" office:value="Joint research has begun between Japan and France.">
            <text:p>Joint research has begun between Japan and Fr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">
            <text:p>上</text:p>
          </table:table-cell>
          <table:table-cell office:value-type="string" office:value="かみ">
            <text:p>かみ</text:p>
          </table:table-cell>
          <table:table-cell office:value-type="string" office:value="people in authority, government">
            <text:p>people in authority, govern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上は何を考えてるんだろうね。">
            <text:p>お上は何を考えてるんだろうね。</text:p>
          </table:table-cell>
          <table:table-cell office:value-type="string" office:value="おかみ は なに を かんがえてる ん だろう ね。">
            <text:p>おかみ は なに を かんがえてる ん だろう ね。</text:p>
          </table:table-cell>
          <table:table-cell office:value-type="string" office:value="I wonder what people in authority are up to.">
            <text:p>I wonder what people in authority are up 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氏">
            <text:p>氏</text:p>
          </table:table-cell>
          <table:table-cell office:value-type="string" office:value="し">
            <text:p>し</text:p>
          </table:table-cell>
          <table:table-cell office:value-type="string" office:value="Mr., Mrs., pronoun for the third person">
            <text:p>Mr., Mrs., pronoun for the third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長は田中氏に決定。">
            <text:p>会長は田中氏に決定。</text:p>
          </table:table-cell>
          <table:table-cell office:value-type="string" office:value="かいちょう は たなか し に けってい。">
            <text:p>かいちょう は たなか し に けってい。</text:p>
          </table:table-cell>
          <table:table-cell office:value-type="string" office:value="It has been decided that Mr. Tanaka will be chairperson.">
            <text:p>It has been decided that Mr. Tanaka will be chair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">
            <text:p>間</text:p>
          </table:table-cell>
          <table:table-cell office:value-type="string" office:value="ま">
            <text:p>ま</text:p>
          </table:table-cell>
          <table:table-cell office:value-type="string" office:value="interval, time (in between)">
            <text:p>interval, time (in betwee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少し間を置いてから返事した。">
            <text:p>彼は少し間を置いてから返事した。</text:p>
          </table:table-cell>
          <table:table-cell office:value-type="string" office:value="かれ は すこし ま を おいて から へんじ した。">
            <text:p>かれ は すこし ま を おいて から へんじ した。</text:p>
          </table:table-cell>
          <table:table-cell office:value-type="string" office:value="He responded after a short pause.">
            <text:p>He responded after a short pa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">
            <text:p>名</text:p>
          </table:table-cell>
          <table:table-cell office:value-type="string" office:value="な">
            <text:p>な</text:p>
          </table:table-cell>
          <table:table-cell office:value-type="string" office:value="name, reputation">
            <text:p>name, repu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名の通った会社に就職しました。">
            <text:p>彼は名の通った会社に就職しました。</text:p>
          </table:table-cell>
          <table:table-cell office:value-type="string" office:value="かれ は な の とおった かいしゃ に しゅうしょく しました。">
            <text:p>かれ は な の とおった かいしゃ に しゅうしょく しました。</text:p>
          </table:table-cell>
          <table:table-cell office:value-type="string" office:value="He got a job in a well-known company.">
            <text:p>He got a job in a well-known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位">
            <text:p>位</text:p>
          </table:table-cell>
          <table:table-cell office:value-type="string" office:value="くらい">
            <text:p>くらい</text:p>
          </table:table-cell>
          <table:table-cell office:value-type="string" office:value="rank, dignity">
            <text:p>rank, dig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位が上がれば責任も増えるものだ。">
            <text:p>位が上がれば責任も増えるものだ。</text:p>
          </table:table-cell>
          <table:table-cell office:value-type="string" office:value="くらい が あがれ ば せきにん も ふえる もの だ。">
            <text:p>くらい が あがれ ば せきにん も ふえる もの だ。</text:p>
          </table:table-cell>
          <table:table-cell office:value-type="string" office:value="The higher your ranks are, the higher your level of responsibility gets.">
            <text:p>The higher your ranks are, the higher your level of responsibility ge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局">
            <text:p>局</text:p>
          </table:table-cell>
          <table:table-cell office:value-type="string" office:value="きょく">
            <text:p>きょく</text:p>
          </table:table-cell>
          <table:table-cell office:value-type="string" office:value="bureau, station">
            <text:p>bureau, s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ラジオ局で働いています。">
            <text:p>彼女はラジオ局で働いています。</text:p>
          </table:table-cell>
          <table:table-cell office:value-type="string" office:value="かのじょ は ラジオ きょく で はたらいて います。">
            <text:p>かのじょ は ラジオ きょく で はたらいて います。</text:p>
          </table:table-cell>
          <table:table-cell office:value-type="string" office:value="She works at a radio station.">
            <text:p>She works at a radio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">
            <text:p>小</text:p>
          </table:table-cell>
          <table:table-cell office:value-type="string" office:value="しょう">
            <text:p>しょう</text:p>
          </table:table-cell>
          <table:table-cell office:value-type="string" office:value="small version, small size">
            <text:p>small version, small s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箱の小をください。">
            <text:p>この箱の小をください。</text:p>
          </table:table-cell>
          <table:table-cell office:value-type="string" office:value="この はこ の しょう を ください。">
            <text:p>この はこ の しょう を ください。</text:p>
          </table:table-cell>
          <table:table-cell office:value-type="string" office:value="Please give me a small version of this box.">
            <text:p>Please give me a small version of this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額">
            <text:p>額</text:p>
          </table:table-cell>
          <table:table-cell office:value-type="string" office:value="がく">
            <text:p>がく</text:p>
          </table:table-cell>
          <table:table-cell office:value-type="string" office:value="picture frame">
            <text:p>picture fr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写真を額に入れて飾ったんだ。">
            <text:p>写真を額に入れて飾ったんだ。</text:p>
          </table:table-cell>
          <table:table-cell office:value-type="string" office:value="しゃしん を がく に いれて かざった ん だ。">
            <text:p>しゃしん を がく に いれて かざった ん だ。</text:p>
          </table:table-cell>
          <table:table-cell office:value-type="string" office:value="I put the photo in a frame and hung it.">
            <text:p>I put the photo in a frame and hung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皆">
            <text:p>皆</text:p>
          </table:table-cell>
          <table:table-cell office:value-type="string" office:value="みな">
            <text:p>みな</text:p>
          </table:table-cell>
          <table:table-cell office:value-type="string" office:value="all, everybody">
            <text:p>all, everybo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皆、彼の死を惜しんだの。">
            <text:p>私たちは皆、彼の死を惜しんだの。</text:p>
          </table:table-cell>
          <table:table-cell office:value-type="string" office:value="わたし たち は みな、 かれ の し を おしんだ の。">
            <text:p>わたし たち は みな、 かれ の し を おしんだ の。</text:p>
          </table:table-cell>
          <table:table-cell office:value-type="string" office:value="We all regretted his death.">
            <text:p>We all regretted his de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王">
            <text:p>王</text:p>
          </table:table-cell>
          <table:table-cell office:value-type="string" office:value="おう">
            <text:p>おう</text:p>
          </table:table-cell>
          <table:table-cell office:value-type="string" office:value="king (plain)">
            <text:p>king (plai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王の墓を見学したよ。">
            <text:p>王の墓を見学したよ。</text:p>
          </table:table-cell>
          <table:table-cell office:value-type="string" office:value="おう の はか を けんがく した よ。">
            <text:p>おう の はか を けんがく した よ。</text:p>
          </table:table-cell>
          <table:table-cell office:value-type="string" office:value="I visited the king's grave.">
            <text:p>I visited the king's gra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連れる">
            <text:p>連れる</text:p>
          </table:table-cell>
          <table:table-cell office:value-type="string" office:value="つれる">
            <text:p>つれる</text:p>
          </table:table-cell>
          <table:table-cell office:value-type="string" office:value="take along, bring along">
            <text:p>take along, bring alo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たちは、子供を連れてデパートに行った。">
            <text:p>私たちは、子供を連れてデパートに行った。</text:p>
          </table:table-cell>
          <table:table-cell office:value-type="string" office:value="わたし たち は こども を つれて デパート に いった。">
            <text:p>わたし たち は こども を つれて デパート に いった。</text:p>
          </table:table-cell>
          <table:table-cell office:value-type="string" office:value="We took our kids along to a department store.">
            <text:p>We took our kids along to a department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辛い">
            <text:p>辛い</text:p>
          </table:table-cell>
          <table:table-cell office:value-type="string" office:value="からい">
            <text:p>からい</text:p>
          </table:table-cell>
          <table:table-cell office:value-type="string" office:value="harsh, severe">
            <text:p>harsh, sever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部長は僕の仕事に辛い評価を出したんだ。">
            <text:p>部長は僕の仕事に辛い評価を出したんだ。</text:p>
          </table:table-cell>
          <table:table-cell office:value-type="string" office:value="ぶちょう は ぼく の しごと に からい ひょうか を だした ん だ。">
            <text:p>ぶちょう は ぼく の しごと に からい ひょうか を だした ん だ。</text:p>
          </table:table-cell>
          <table:table-cell office:value-type="string" office:value="My manager was harsh in his evaluation of my work.">
            <text:p>My manager was harsh in his evaluation of my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注">
            <text:p>注</text:p>
          </table:table-cell>
          <table:table-cell office:value-type="string" office:value="ちゅう">
            <text:p>ちゅう</text:p>
          </table:table-cell>
          <table:table-cell office:value-type="string" office:value="annotation, explanatory note">
            <text:p>annotation, explanatory no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詳しくは注を読んでください。">
            <text:p>詳しくは注を読んでください。</text:p>
          </table:table-cell>
          <table:table-cell office:value-type="string" office:value="くわしく は ちゅう を よんで ください。">
            <text:p>くわしく は ちゅう を よんで ください。</text:p>
          </table:table-cell>
          <table:table-cell office:value-type="string" office:value="Please read the explanatory notes for more details.">
            <text:p>Please read the explanatory notes for more detai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">
            <text:p>正</text:p>
          </table:table-cell>
          <table:table-cell office:value-type="string" office:value="せい">
            <text:p>せい</text:p>
          </table:table-cell>
          <table:table-cell office:value-type="string" office:value="original (copy)">
            <text:p>original (cop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書類は正と副の2通あります。">
            <text:p>書類は正と副の2通あります。</text:p>
          </table:table-cell>
          <table:table-cell office:value-type="string" office:value="しょるい は せい と ふく の 2 つう あります。">
            <text:p>しょるい は せい と ふく の 2 つう あります。</text:p>
          </table:table-cell>
          <table:table-cell office:value-type="string" office:value="The documents consist of the original and a copy.">
            <text:p>The documents consist of the original and a co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弾">
            <text:p>弾</text:p>
          </table:table-cell>
          <table:table-cell office:value-type="string" office:value="たま">
            <text:p>たま</text:p>
          </table:table-cell>
          <table:table-cell office:value-type="string" office:value="bullet">
            <text:p>bull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ピストルに弾を込めたんだ。">
            <text:p>彼はピストルに弾を込めたんだ。</text:p>
          </table:table-cell>
          <table:table-cell office:value-type="string" office:value="かれ は ピストル に たま を こめた ん だ。">
            <text:p>かれ は ピストル に たま を こめた ん だ。</text:p>
          </table:table-cell>
          <table:table-cell office:value-type="string" office:value="He loaded the pistol.">
            <text:p>He loaded the pist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原">
            <text:p>原</text:p>
          </table:table-cell>
          <table:table-cell office:value-type="string" office:value="はら">
            <text:p>はら</text:p>
          </table:table-cell>
          <table:table-cell office:value-type="string" office:value="plain, field">
            <text:p>plain,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クローバーの原でピクニックをしたよ。">
            <text:p>クローバーの原でピクニックをしたよ。</text:p>
          </table:table-cell>
          <table:table-cell office:value-type="string" office:value="クローバー の はら で ピクニック を した よ。">
            <text:p>クローバー の はら で ピクニック を した よ。</text:p>
          </table:table-cell>
          <table:table-cell office:value-type="string" office:value="We had a picnic in a clover field.">
            <text:p>We had a picnic in a clover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種">
            <text:p>一種</text:p>
          </table:table-cell>
          <table:table-cell office:value-type="string" office:value="いっしゅ">
            <text:p>いっしゅ</text:p>
          </table:table-cell>
          <table:table-cell office:value-type="string" office:value="a type of, a kind of">
            <text:p>a type of, a kind o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は果物の一種です。">
            <text:p>それは果物の一種です。</text:p>
          </table:table-cell>
          <table:table-cell office:value-type="string" office:value="それ は くだもの の いっしゅ です。">
            <text:p>それ は くだもの の いっしゅ です。</text:p>
          </table:table-cell>
          <table:table-cell office:value-type="string" office:value="It's a kind of fruit.">
            <text:p>It's a kind of fru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田">
            <text:p>田</text:p>
          </table:table-cell>
          <table:table-cell office:value-type="string" office:value="た">
            <text:p>た</text:p>
          </table:table-cell>
          <table:table-cell office:value-type="string" office:value="rice field, rice paddy">
            <text:p>rice field, rice pad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は田に水を入れる季節です。">
            <text:p>今は田に水を入れる季節です。</text:p>
          </table:table-cell>
          <table:table-cell office:value-type="string" office:value="いま は た に みず を いれる きせつ です。">
            <text:p>いま は た に みず を いれる きせつ です。</text:p>
          </table:table-cell>
          <table:table-cell office:value-type="string" office:value="Now is the time to fill the rice paddies with water.">
            <text:p>Now is the time to fill the rice paddies with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仏">
            <text:p>仏</text:p>
          </table:table-cell>
          <table:table-cell office:value-type="string" office:value="ほとけ">
            <text:p>ほとけ</text:p>
          </table:table-cell>
          <table:table-cell office:value-type="string" office:value="Buddha, Buddhist image">
            <text:p>Buddha, Buddhist im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仏の教えを勉強しました。">
            <text:p>仏の教えを勉強しました。</text:p>
          </table:table-cell>
          <table:table-cell office:value-type="string" office:value="ほとけ の おしえ を べんきょう しました。">
            <text:p>ほとけ の おしえ を べんきょう しました。</text:p>
          </table:table-cell>
          <table:table-cell office:value-type="string" office:value="I studied the teachings of Buddha.">
            <text:p>I studied the teachings of Buddh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球">
            <text:p>球</text:p>
          </table:table-cell>
          <table:table-cell office:value-type="string" office:value="きゅう">
            <text:p>きゅう</text:p>
          </table:table-cell>
          <table:table-cell office:value-type="string" office:value="globe, ball">
            <text:p>globe, b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球技が大好きです。">
            <text:p>彼は球技が大好きです。</text:p>
          </table:table-cell>
          <table:table-cell office:value-type="string" office:value="かれ は きゅうぎ が だいすき です。">
            <text:p>かれ は きゅうぎ が だいすき です。</text:p>
          </table:table-cell>
          <table:table-cell office:value-type="string" office:value="He loves ball games.">
            <text:p>He loves ball gam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農民">
            <text:p>農民</text:p>
          </table:table-cell>
          <table:table-cell office:value-type="string" office:value="のうみん">
            <text:p>のうみん</text:p>
          </table:table-cell>
          <table:table-cell office:value-type="string" office:value="peasant, farmer">
            <text:p>peasant, far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中世の農民は貧しかった。">
            <text:p>中世の農民は貧しかった。</text:p>
          </table:table-cell>
          <table:table-cell office:value-type="string" office:value="ちゅうせい の のうみん は まずしかった。">
            <text:p>ちゅうせい の のうみん は まずしかった。</text:p>
          </table:table-cell>
          <table:table-cell office:value-type="string" office:value="Farmers in the Middle Ages were poor.">
            <text:p>Farmers in the Middle Ages were p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郡">
            <text:p>郡</text:p>
          </table:table-cell>
          <table:table-cell office:value-type="string" office:value="ぐん">
            <text:p>ぐん</text:p>
          </table:table-cell>
          <table:table-cell office:value-type="string" office:value="county">
            <text:p>coun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郡は来年、市になりますよ。">
            <text:p>この郡は来年、市になりますよ。</text:p>
          </table:table-cell>
          <table:table-cell office:value-type="string" office:value="この ぐん は らいねん、し に なります よ。">
            <text:p>この ぐん は らいねん、し に なります よ。</text:p>
          </table:table-cell>
          <table:table-cell office:value-type="string" office:value="This county will become a city next year.">
            <text:p>This county will become a city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古典">
            <text:p>古典</text:p>
          </table:table-cell>
          <table:table-cell office:value-type="string" office:value="こてん">
            <text:p>こてん</text:p>
          </table:table-cell>
          <table:table-cell office:value-type="string" office:value="classics">
            <text:p>class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古典を読むのが好きです。">
            <text:p>私は古典を読むのが好きです。</text:p>
          </table:table-cell>
          <table:table-cell office:value-type="string" office:value="わたし は こてん を よむ の が すき です。">
            <text:p>わたし は こてん を よむ の が すき です。</text:p>
          </table:table-cell>
          <table:table-cell office:value-type="string" office:value="I like to read classics.">
            <text:p>I like to read class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下">
            <text:p>上下</text:p>
          </table:table-cell>
          <table:table-cell office:value-type="string" office:value="うえした">
            <text:p>うえした</text:p>
          </table:table-cell>
          <table:table-cell office:value-type="string" office:value="top and bottom (Japanese origin)">
            <text:p>top and bottom (Japanese origi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上下おそろいの服を着ていますね。">
            <text:p>彼は上下おそろいの服を着ていますね。</text:p>
          </table:table-cell>
          <table:table-cell office:value-type="string" office:value="かれ は うえした おそろい の ふく を きて います ね。">
            <text:p>かれ は うえした おそろい の ふく を きて います ね。</text:p>
          </table:table-cell>
          <table:table-cell office:value-type="string" office:value="He is wearing a matching top and bottom.">
            <text:p>He is wearing a matching top and bott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能">
            <text:p>能</text:p>
          </table:table-cell>
          <table:table-cell office:value-type="string" office:value="のう">
            <text:p>のう</text:p>
          </table:table-cell>
          <table:table-cell office:value-type="string" office:value="the Noh play">
            <text:p>the Noh pl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日、初めて能を見にいきました。">
            <text:p>先日、初めて能を見にいきました。</text:p>
          </table:table-cell>
          <table:table-cell office:value-type="string" office:value="せんじつ、 はじめて のう を み に いきました。">
            <text:p>せんじつ、 はじめて のう を み に いきました。</text:p>
          </table:table-cell>
          <table:table-cell office:value-type="string" office:value="I went to see Noh the other day for the first time.">
            <text:p>I went to see Noh the other day for the firs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句">
            <text:p>句</text:p>
          </table:table-cell>
          <table:table-cell office:value-type="string" office:value="く">
            <text:p>く</text:p>
          </table:table-cell>
          <table:table-cell office:value-type="string" office:value="phrase">
            <text:p>phra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句はどんな意味でしょうか。">
            <text:p>この句はどんな意味でしょうか。</text:p>
          </table:table-cell>
          <table:table-cell office:value-type="string" office:value="この く は どんな いみ でしょう か。">
            <text:p>この く は どんな いみ でしょう か。</text:p>
          </table:table-cell>
          <table:table-cell office:value-type="string" office:value="What does this phrase mean?">
            <text:p>What does this phrase mea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武士">
            <text:p>武士</text:p>
          </table:table-cell>
          <table:table-cell office:value-type="string" office:value="ぶし">
            <text:p>ぶし</text:p>
          </table:table-cell>
          <table:table-cell office:value-type="string" office:value="Samurai warrior">
            <text:p>Samurai warr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家柄は武士でした。">
            <text:p>彼の家柄は武士でした。</text:p>
          </table:table-cell>
          <table:table-cell office:value-type="string" office:value="かれ の いえがら は ぶし でした。">
            <text:p>かれ の いえがら は ぶし でした。</text:p>
          </table:table-cell>
          <table:table-cell office:value-type="string" office:value="He comes from a Samurai warrior family.">
            <text:p>He comes from a Samurai warrior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兵隊">
            <text:p>兵隊</text:p>
          </table:table-cell>
          <table:table-cell office:value-type="string" office:value="へいたい">
            <text:p>へいたい</text:p>
          </table:table-cell>
          <table:table-cell office:value-type="string" office:value="soldier, troops">
            <text:p>soldier, troop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兵隊が銃をかまえていたよ。">
            <text:p>兵隊が銃をかまえていたよ。</text:p>
          </table:table-cell>
          <table:table-cell office:value-type="string" office:value="へいたい が じゅう を かまえて いた よ。">
            <text:p>へいたい が じゅう を かまえて いた よ。</text:p>
          </table:table-cell>
          <table:table-cell office:value-type="string" office:value="A soldier was holding a gun at the ready.">
            <text:p>A soldier was holding a gun at the rea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俳句">
            <text:p>俳句</text:p>
          </table:table-cell>
          <table:table-cell office:value-type="string" office:value="はいく">
            <text:p>はいく</text:p>
          </table:table-cell>
          <table:table-cell office:value-type="string" office:value="Japanese seventeen-syllabled verse">
            <text:p>Japanese seventeen-syllabled ver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さくら」という言葉を使って俳句を書いたよ。">
            <text:p>「さくら」という言葉を使って俳句を書いたよ。</text:p>
          </table:table-cell>
          <table:table-cell office:value-type="string" office:value="「さくら」 と いう ことば を つかって はいく を かいた よ。">
            <text:p>「さくら」 と いう ことば を つかって はいく を かいた よ。</text:p>
          </table:table-cell>
          <table:table-cell office:value-type="string" office:value="I wrote a haiku poem using the word &quot;sakura.&quot;">
            <text:p>I wrote a haiku poem using the word "sakura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祝い">
            <text:p>祝い</text:p>
          </table:table-cell>
          <table:table-cell office:value-type="string" office:value="いわい">
            <text:p>いわい</text:p>
          </table:table-cell>
          <table:table-cell office:value-type="string" office:value="celebration, congratulation">
            <text:p>celebration, congratul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結婚のお祝いに食器を頂きました。">
            <text:p>結婚のお祝いに食器を頂きました。</text:p>
          </table:table-cell>
          <table:table-cell office:value-type="string" office:value="けっこん の おいわい に しょっき を いただきました。">
            <text:p>けっこん の おいわい に しょっき を いただきました。</text:p>
          </table:table-cell>
          <table:table-cell office:value-type="string" office:value="I received tableware as a wedding gift.">
            <text:p>I received tableware as a wedding gi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月日">
            <text:p>月日</text:p>
          </table:table-cell>
          <table:table-cell office:value-type="string" office:value="がっぴ">
            <text:p>がっぴ</text:p>
          </table:table-cell>
          <table:table-cell office:value-type="string" office:value="month and date">
            <text:p>month and d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に生年月日を記入してください。">
            <text:p>ここに生年月日を記入してください。</text:p>
          </table:table-cell>
          <table:table-cell office:value-type="string" office:value="ここ に せいねんがっぴ を きにゅう して ください。">
            <text:p>ここ に せいねんがっぴ を きにゅう して ください。</text:p>
          </table:table-cell>
          <table:table-cell office:value-type="string" office:value="Please write your date of birth here.">
            <text:p>Please write your date of birth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英和">
            <text:p>英和</text:p>
          </table:table-cell>
          <table:table-cell office:value-type="string" office:value="えいわ">
            <text:p>えいわ</text:p>
          </table:table-cell>
          <table:table-cell office:value-type="string" office:value="English-Japanese">
            <text:p>English-Japane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英和辞書をよく使います。">
            <text:p>英和辞書をよく使います。</text:p>
          </table:table-cell>
          <table:table-cell office:value-type="string" office:value="えいわ じしょ を よく つかいます。">
            <text:p>えいわ じしょ を よく つかいます。</text:p>
          </table:table-cell>
          <table:table-cell office:value-type="string" office:value="I often use an English-Japanese dictionary.">
            <text:p>I often use an English-Japanese diction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宿">
            <text:p>下宿</text:p>
          </table:table-cell>
          <table:table-cell office:value-type="string" office:value="げしゅく">
            <text:p>げしゅく</text:p>
          </table:table-cell>
          <table:table-cell office:value-type="string" office:value="lodging, boarding house">
            <text:p>lodging, boarding hou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親類の家に4年間下宿しました。">
            <text:p>親類の家に4年間下宿しました。</text:p>
          </table:table-cell>
          <table:table-cell office:value-type="string" office:value="しんるい の いえ に 4 ねんかん げしゅく しました。">
            <text:p>しんるい の いえ に 4 ねんかん げしゅく しました。</text:p>
          </table:table-cell>
          <table:table-cell office:value-type="string" office:value="I boarded at my relative's house for four years.">
            <text:p>I boarded at my relative's house for four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訓">
            <text:p>訓</text:p>
          </table:table-cell>
          <table:table-cell office:value-type="string" office:value="くん">
            <text:p>くん</text:p>
          </table:table-cell>
          <table:table-cell office:value-type="string" office:value="Japanese reading of kanji">
            <text:p>Japanese reading of kanji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漢字の読み方には、音と訓の二通りがあるの。">
            <text:p>漢字の読み方には、音と訓の二通りがあるの。</text:p>
          </table:table-cell>
          <table:table-cell office:value-type="string" office:value="かんじ の よみかた に は、 おん と くん の ふた とおり が ある の。">
            <text:p>かんじ の よみかた に は、 おん と くん の ふた とおり が ある の。</text:p>
          </table:table-cell>
          <table:table-cell office:value-type="string" office:value="Kanji has Chinese-derived and Japanese readings.">
            <text:p>Kanji has Chinese-derived and Japanese read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ピストル">
            <text:p>ピストル</text:p>
          </table:table-cell>
          <table:table-cell office:value-type="string" office:value="ピストル">
            <text:p>ピストル</text:p>
          </table:table-cell>
          <table:table-cell office:value-type="string" office:value="pistol">
            <text:p>pist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犯人はピストルを持っているわ。">
            <text:p>犯人はピストルを持っているわ。</text:p>
          </table:table-cell>
          <table:table-cell office:value-type="string" office:value="はんにん は ピストル を もって いる わ。">
            <text:p>はんにん は ピストル を もって いる わ。</text:p>
          </table:table-cell>
          <table:table-cell office:value-type="string" office:value="The criminal has a pistol.">
            <text:p>The criminal has a pist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マ">
            <text:p>ママ</text:p>
          </table:table-cell>
          <table:table-cell office:value-type="string" office:value="ママ">
            <text:p>ママ</text:p>
          </table:table-cell>
          <table:table-cell office:value-type="string" office:value="mom">
            <text:p>m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ママに聞いてみよう。">
            <text:p>ママに聞いてみよう。</text:p>
          </table:table-cell>
          <table:table-cell office:value-type="string" office:value="ママ に きいて みよう。">
            <text:p>ママ に きいて みよう。</text:p>
          </table:table-cell>
          <table:table-cell office:value-type="string" office:value="Let's ask Mom.">
            <text:p>Let's ask M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パ">
            <text:p>パパ</text:p>
          </table:table-cell>
          <table:table-cell office:value-type="string" office:value="パパ">
            <text:p>パパ</text:p>
          </table:table-cell>
          <table:table-cell office:value-type="string" office:value="dad">
            <text:p>da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パパは36歳です。">
            <text:p>パパは36歳です。</text:p>
          </table:table-cell>
          <table:table-cell office:value-type="string" office:value="パパ は 36 さい です。">
            <text:p>パパ は 36 さい です。</text:p>
          </table:table-cell>
          <table:table-cell office:value-type="string" office:value="My dad is 36 years old.">
            <text:p>My dad is 36 years 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ペンチ">
            <text:p>ペンチ</text:p>
          </table:table-cell>
          <table:table-cell office:value-type="string" office:value="ペンチ">
            <text:p>ペンチ</text:p>
          </table:table-cell>
          <table:table-cell office:value-type="string" office:value="pliers, pincers">
            <text:p>pliers, pince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ペンチで針金を切ります。">
            <text:p>ペンチで針金を切ります。</text:p>
          </table:table-cell>
          <table:table-cell office:value-type="string" office:value="ペンチ で はりがね を きります。">
            <text:p>ペンチ で はりがね を きります。</text:p>
          </table:table-cell>
          <table:table-cell office:value-type="string" office:value="I'll cut the wire with pincers.">
            <text:p>I'll cut the wire with pinc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漢和">
            <text:p>漢和</text:p>
          </table:table-cell>
          <table:table-cell office:value-type="string" office:value="かんわ">
            <text:p>かんわ</text:p>
          </table:table-cell>
          <table:table-cell office:value-type="string" office:value="Chinese and Japanese">
            <text:p>Chinese and Japane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漢和辞典で漢字の意味を調べたの。">
            <text:p>漢和辞典で漢字の意味を調べたの。</text:p>
          </table:table-cell>
          <table:table-cell office:value-type="string" office:value="かんわ じてん で かんじ の いみ を しらべた の。">
            <text:p>かんわ じてん で かんじ の いみ を しらべた の。</text:p>
          </table:table-cell>
          <table:table-cell office:value-type="string" office:value="I looked up the meaning of a kanji in a Chinese-Japanese character dictionary.">
            <text:p>I looked up the meaning of a kanji in a Chinese-Japanese character diction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字引">
            <text:p>字引</text:p>
          </table:table-cell>
          <table:table-cell office:value-type="string" office:value="じびき">
            <text:p>じびき</text:p>
          </table:table-cell>
          <table:table-cell office:value-type="string" office:value="dictionary, encyclopedia">
            <text:p>dictionary, encyclopedi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漢字を字引で引いてみて。">
            <text:p>この漢字を字引で引いてみて。</text:p>
          </table:table-cell>
          <table:table-cell office:value-type="string" office:value="この かんじ を じびき で ひいて みて。">
            <text:p>この かんじ を じびき で ひいて みて。</text:p>
          </table:table-cell>
          <table:table-cell office:value-type="string" office:value="Look up this kanji in a dictionary.">
            <text:p>Look up this kanji in a diction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んこ">
            <text:p>はんこ</text:p>
          </table:table-cell>
          <table:table-cell office:value-type="string" office:value="はんこ">
            <text:p>はんこ</text:p>
          </table:table-cell>
          <table:table-cell office:value-type="string" office:value="seal, stamp">
            <text:p>seal, stam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にはんこを押してください。">
            <text:p>ここにはんこを押してください。</text:p>
          </table:table-cell>
          <table:table-cell office:value-type="string" office:value="ここ に はんこ を おして ください 。">
            <text:p>ここ に はんこ を おして ください 。</text:p>
          </table:table-cell>
          <table:table-cell office:value-type="string" office:value="Please put your personal seal here.">
            <text:p>Please put your personal seal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頭">
            <text:p>頭</text:p>
          </table:table-cell>
          <table:table-cell office:value-type="string" office:value="かしら">
            <text:p>かしら</text:p>
          </table:table-cell>
          <table:table-cell office:value-type="string" office:value="head (of a group), chief">
            <text:p>head (of a group), chie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一家のお頭だったの。">
            <text:p>彼は一家のお頭だったの。</text:p>
          </table:table-cell>
          <table:table-cell office:value-type="string" office:value="かれ は いっか の おかしら だった の。">
            <text:p>かれ は いっか の おかしら だった の。</text:p>
          </table:table-cell>
          <table:table-cell office:value-type="string" office:value="He was the head of the family.">
            <text:p>He was the head of the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音">
            <text:p>音</text:p>
          </table:table-cell>
          <table:table-cell office:value-type="string" office:value="ね">
            <text:p>ね</text:p>
          </table:table-cell>
          <table:table-cell office:value-type="string" office:value="comfortable sound">
            <text:p>comfortable s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秋は虫の音が心地いいです。">
            <text:p>秋は虫の音が心地いいです。</text:p>
          </table:table-cell>
          <table:table-cell office:value-type="string" office:value="あき は むし の ね が ここち いい です。">
            <text:p>あき は むし の ね が ここち いい です。</text:p>
          </table:table-cell>
          <table:table-cell office:value-type="string" office:value="The singing of insects in fall makes me feel comfortable.">
            <text:p>The singing of insects in fall makes me feel comfor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設定">
            <text:p>設定</text:p>
          </table:table-cell>
          <table:table-cell office:value-type="string" office:value="せってい">
            <text:p>せってい</text:p>
          </table:table-cell>
          <table:table-cell office:value-type="string" office:value="setting">
            <text:p>set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設定を変更するには、以下の手順に従ってください。">
            <text:p>設定を変更するには、以下の手順に従ってください。</text:p>
          </table:table-cell>
          <table:table-cell office:value-type="string" office:value="せってい を へんこう する に は、いか の てじゅん に したがって ください。">
            <text:p>せってい を へんこう する に は、いか の てじゅん に したがって ください。</text:p>
          </table:table-cell>
          <table:table-cell office:value-type="string" office:value="To change the setting, follow the procedure below.">
            <text:p>To change the setting, follow the procedure bel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検索">
            <text:p>検索</text:p>
          </table:table-cell>
          <table:table-cell office:value-type="string" office:value="けんさく">
            <text:p>けんさく</text:p>
          </table:table-cell>
          <table:table-cell office:value-type="string" office:value="search">
            <text:p>sear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ネットで自分の名前を検索してみた。">
            <text:p>ネットで自分の名前を検索してみた。</text:p>
          </table:table-cell>
          <table:table-cell office:value-type="string" office:value="ネット で じぶん の なまえ を けんさく して みた。">
            <text:p>ネット で じぶん の なまえ を けんさく して みた。</text:p>
          </table:table-cell>
          <table:table-cell office:value-type="string" office:value="I searched my name on the Internet.">
            <text:p>I searched my name on the Inter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投稿">
            <text:p>投稿</text:p>
          </table:table-cell>
          <table:table-cell office:value-type="string" office:value="とうこう">
            <text:p>とうこう</text:p>
          </table:table-cell>
          <table:table-cell office:value-type="string" office:value="posting, sending (an article etc.)">
            <text:p>posting, sending (an article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妻は料理サイトにレシピを投稿している。">
            <text:p>妻は料理サイトにレシピを投稿している。</text:p>
          </table:table-cell>
          <table:table-cell office:value-type="string" office:value="つま は りょうり サイト に レシピ を とうこう して いる。">
            <text:p>つま は りょうり サイト に レシピ を とうこう して いる。</text:p>
          </table:table-cell>
          <table:table-cell office:value-type="string" office:value="My wife posts recipes on a cooking website.">
            <text:p>My wife posts recipes on a cooking webs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指示">
            <text:p>指示</text:p>
          </table:table-cell>
          <table:table-cell office:value-type="string" office:value="しじ">
            <text:p>しじ</text:p>
          </table:table-cell>
          <table:table-cell office:value-type="string" office:value="instruction, direction">
            <text:p>instruction, dir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指示されたとおりに進んでください。">
            <text:p>指示されたとおりに進んでください。</text:p>
          </table:table-cell>
          <table:table-cell office:value-type="string" office:value="しじ された とおり に すすんで ください。">
            <text:p>しじ された とおり に すすんで ください。</text:p>
          </table:table-cell>
          <table:table-cell office:value-type="string" office:value="Please proceed as directed.">
            <text:p>Please proceed as direc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ェフ">
            <text:p>シェフ</text:p>
          </table:table-cell>
          <table:table-cell office:value-type="string" office:value="シェフ">
            <text:p>シェフ</text:p>
          </table:table-cell>
          <table:table-cell office:value-type="string" office:value="chef">
            <text:p>che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父はフランス料理のシェフだ。">
            <text:p>私の父はフランス料理のシェフだ。</text:p>
          </table:table-cell>
          <table:table-cell office:value-type="string" office:value="わたし の ちち は フランス りょうり の シェフ だ。">
            <text:p>わたし の ちち は フランス りょうり の シェフ だ。</text:p>
          </table:table-cell>
          <table:table-cell office:value-type="string" office:value="My father is a French chef.">
            <text:p>My father is a French che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ェフ">
            <text:p>シェフ</text:p>
          </table:table-cell>
          <table:table-cell office:value-type="string" office:value="シェフ">
            <text:p>シェフ</text:p>
          </table:table-cell>
          <table:table-cell office:value-type="string" office:value="chef">
            <text:p>che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父はフランス料理のシェフだ。">
            <text:p>私の父はフランス料理のシェフだ。</text:p>
          </table:table-cell>
          <table:table-cell office:value-type="string" office:value="わたし の ちち は フランス りょうり の シェフ だ。">
            <text:p>わたし の ちち は フランス りょうり の シェフ だ。</text:p>
          </table:table-cell>
          <table:table-cell office:value-type="string" office:value="My father is a French chef.">
            <text:p>My father is a French che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